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s://www.envox.eu/" office:target-frame-name="_blank" xlink:show="new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Document version: 1.6</text:p>
      <text:p text:style-name="Standard">Date: <text:date style:data-style-name="N84" text:date-value="2022-11-29T16:20:28">2022-11-29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13$Unix OpenOffice.org_project/4113m1$Build-981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18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